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2873909734658" calcext:value-type="float">
            <text:p>2.12874</text:p>
          </table:table-cell>
          <table:table-cell office:value-type="float" office:value="2.5128490758737" calcext:value-type="float">
            <text:p>2.51285</text:p>
          </table:table-cell>
          <table:table-cell office:value-type="float" office:value="3.20511343286116" calcext:value-type="float">
            <text:p>3.20511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2579838684581" calcext:value-type="float">
            <text:p>2.1258</text:p>
          </table:table-cell>
          <table:table-cell office:value-type="float" office:value="2.49211616860319" calcext:value-type="float">
            <text:p>2.49212</text:p>
          </table:table-cell>
          <table:table-cell office:value-type="float" office:value="3.21304261476961" calcext:value-type="float">
            <text:p>3.21304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7515586207677" calcext:value-type="float">
            <text:p>2.37516</text:p>
          </table:table-cell>
          <table:table-cell office:value-type="float" office:value="2.08152474508407" calcext:value-type="float">
            <text:p>2.08152</text:p>
          </table:table-cell>
          <table:table-cell office:value-type="float" office:value="2.73274528766054" calcext:value-type="float">
            <text:p>2.73275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37089417100717" calcext:value-type="float">
            <text:p>2.37089</text:p>
          </table:table-cell>
          <table:table-cell office:value-type="float" office:value="2.10160445756491" calcext:value-type="float">
            <text:p>2.1016</text:p>
          </table:table-cell>
          <table:table-cell office:value-type="float" office:value="2.69489727015151" calcext:value-type="float">
            <text:p>2.6949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0788109430574" calcext:value-type="float">
            <text:p>2.20788</text:p>
          </table:table-cell>
          <table:table-cell office:value-type="float" office:value="2.35949558416948" calcext:value-type="float">
            <text:p>2.3595</text:p>
          </table:table-cell>
          <table:table-cell office:value-type="float" office:value="3.3164632061263" calcext:value-type="float">
            <text:p>3.31646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594076485223" calcext:value-type="float">
            <text:p>2.35941</text:p>
          </table:table-cell>
          <table:table-cell office:value-type="float" office:value="2.05811814535555" calcext:value-type="float">
            <text:p>2.05812</text:p>
          </table:table-cell>
          <table:table-cell office:value-type="float" office:value="2.7118403329646" calcext:value-type="float">
            <text:p>2.7118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297938891503" calcext:value-type="float">
            <text:p>2.34298</text:p>
          </table:table-cell>
          <table:table-cell office:value-type="float" office:value="2.03581197559277" calcext:value-type="float">
            <text:p>2.03581</text:p>
          </table:table-cell>
          <table:table-cell office:value-type="float" office:value="2.72581128332931" calcext:value-type="float">
            <text:p>2.7258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264708211036" calcext:value-type="float">
            <text:p>2.34265</text:p>
          </table:table-cell>
          <table:table-cell office:value-type="float" office:value="2.14623052430962" calcext:value-type="float">
            <text:p>2.14623</text:p>
          </table:table-cell>
          <table:table-cell office:value-type="float" office:value="2.66126669041923" calcext:value-type="float">
            <text:p>2.66127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2426420030688" calcext:value-type="float">
            <text:p>2.22426</text:p>
          </table:table-cell>
          <table:table-cell office:value-type="float" office:value="2.34155505115858" calcext:value-type="float">
            <text:p>2.34156</text:p>
          </table:table-cell>
          <table:table-cell office:value-type="float" office:value="3.27874283532382" calcext:value-type="float">
            <text:p>3.27874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787609643542" calcext:value-type="float">
            <text:p>2.31788</text:p>
          </table:table-cell>
          <table:table-cell office:value-type="float" office:value="2.11871091430413" calcext:value-type="float">
            <text:p>2.11871</text:p>
          </table:table-cell>
          <table:table-cell office:value-type="float" office:value="2.6718803549312" calcext:value-type="float">
            <text:p>2.67188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31695280391291" calcext:value-type="float">
            <text:p>2.31695</text:p>
          </table:table-cell>
          <table:table-cell office:value-type="float" office:value="2.30922947590095" calcext:value-type="float">
            <text:p>2.30923</text:p>
          </table:table-cell>
          <table:table-cell office:value-type="float" office:value="3.23140620223498" calcext:value-type="float">
            <text:p>3.23141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356851891941" calcext:value-type="float">
            <text:p>2.31357</text:p>
          </table:table-cell>
          <table:table-cell office:value-type="float" office:value="2.17261546689758" calcext:value-type="float">
            <text:p>2.17262</text:p>
          </table:table-cell>
          <table:table-cell office:value-type="float" office:value="2.83167407369677" calcext:value-type="float">
            <text:p>2.83167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866439092875" calcext:value-type="float">
            <text:p>2.30866</text:p>
          </table:table-cell>
          <table:table-cell office:value-type="float" office:value="2.2671645550989" calcext:value-type="float">
            <text:p>2.26716</text:p>
          </table:table-cell>
          <table:table-cell office:value-type="float" office:value="3.21132230562821" calcext:value-type="float">
            <text:p>3.21132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321398605752" calcext:value-type="float">
            <text:p>2.30321</text:p>
          </table:table-cell>
          <table:table-cell office:value-type="float" office:value="2.17661336717787" calcext:value-type="float">
            <text:p>2.17661</text:p>
          </table:table-cell>
          <table:table-cell office:value-type="float" office:value="2.84262476282647" calcext:value-type="float">
            <text:p>2.84262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850659180826" calcext:value-type="float">
            <text:p>2.29851</text:p>
          </table:table-cell>
          <table:table-cell office:value-type="float" office:value="2.18194532905329" calcext:value-type="float">
            <text:p>2.18195</text:p>
          </table:table-cell>
          <table:table-cell office:value-type="float" office:value="2.85869351165917" calcext:value-type="float">
            <text:p>2.8586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9809319561529" calcext:value-type="float">
            <text:p>2.29809</text:p>
          </table:table-cell>
          <table:table-cell office:value-type="float" office:value="2.26932702102079" calcext:value-type="float">
            <text:p>2.26933</text:p>
          </table:table-cell>
          <table:table-cell office:value-type="float" office:value="3.14963893515752" calcext:value-type="float">
            <text:p>3.1496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903635513398" calcext:value-type="float">
            <text:p>2.22904</text:p>
          </table:table-cell>
          <table:table-cell office:value-type="float" office:value="2.29411188955431" calcext:value-type="float">
            <text:p>2.29411</text:p>
          </table:table-cell>
          <table:table-cell office:value-type="float" office:value="2.99153195078431" calcext:value-type="float">
            <text:p>2.9915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314790380631" calcext:value-type="float">
            <text:p>2.29315</text:p>
          </table:table-cell>
          <table:table-cell office:value-type="float" office:value="2.16406327117937" calcext:value-type="float">
            <text:p>2.16406</text:p>
          </table:table-cell>
          <table:table-cell office:value-type="float" office:value="3.13005290511444" calcext:value-type="float">
            <text:p>3.13005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302955682423" calcext:value-type="float">
            <text:p>2.29303</text:p>
          </table:table-cell>
          <table:table-cell office:value-type="float" office:value="2.27222472284738" calcext:value-type="float">
            <text:p>2.27222</text:p>
          </table:table-cell>
          <table:table-cell office:value-type="float" office:value="3.1487777029003" calcext:value-type="float">
            <text:p>3.1487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221721375778" calcext:value-type="float">
            <text:p>2.29222</text:p>
          </table:table-cell>
          <table:table-cell office:value-type="float" office:value="2.19183003071513" calcext:value-type="float">
            <text:p>2.19183</text:p>
          </table:table-cell>
          <table:table-cell office:value-type="float" office:value="2.86200277326639" calcext:value-type="float">
            <text:p>2.862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924945925747" calcext:value-type="float">
            <text:p>2.28925</text:p>
          </table:table-cell>
          <table:table-cell office:value-type="float" office:value="2.18519067620012" calcext:value-type="float">
            <text:p>2.18519</text:p>
          </table:table-cell>
          <table:table-cell office:value-type="float" office:value="3.0042473330197" calcext:value-type="float">
            <text:p>3.0042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13176316678" calcext:value-type="float">
            <text:p>2.23132</text:p>
          </table:table-cell>
          <table:table-cell office:value-type="float" office:value="2.28713828174558" calcext:value-type="float">
            <text:p>2.28714</text:p>
          </table:table-cell>
          <table:table-cell office:value-type="float" office:value="3.00061659482667" calcext:value-type="float">
            <text:p>3.0006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128146122754" calcext:value-type="float">
            <text:p>2.28128</text:p>
          </table:table-cell>
          <table:table-cell office:value-type="float" office:value="2.276703746476" calcext:value-type="float">
            <text:p>2.2767</text:p>
          </table:table-cell>
          <table:table-cell office:value-type="float" office:value="3.12740939506131" calcext:value-type="float">
            <text:p>3.12741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030272409225" calcext:value-type="float">
            <text:p>2.2803</text:p>
          </table:table-cell>
          <table:table-cell office:value-type="float" office:value="2.26895692514973" calcext:value-type="float">
            <text:p>2.26896</text:p>
          </table:table-cell>
          <table:table-cell office:value-type="float" office:value="3.14811996875106" calcext:value-type="float">
            <text:p>3.14812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864392644766" calcext:value-type="float">
            <text:p>2.27864</text:p>
          </table:table-cell>
          <table:table-cell office:value-type="float" office:value="2.26890023449791" calcext:value-type="float">
            <text:p>2.2689</text:p>
          </table:table-cell>
          <table:table-cell office:value-type="float" office:value="3.17984352671283" calcext:value-type="float">
            <text:p>3.1798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598179205818" calcext:value-type="float">
            <text:p>2.27598</text:p>
          </table:table-cell>
          <table:table-cell office:value-type="float" office:value="2.20303163361462" calcext:value-type="float">
            <text:p>2.20303</text:p>
          </table:table-cell>
          <table:table-cell office:value-type="float" office:value="2.98325971323339" calcext:value-type="float">
            <text:p>2.9832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7481620387066" calcext:value-type="float">
            <text:p>2.27482</text:p>
          </table:table-cell>
          <table:table-cell office:value-type="float" office:value="2.15545624120546" calcext:value-type="float">
            <text:p>2.15546</text:p>
          </table:table-cell>
          <table:table-cell office:value-type="float" office:value="3.14149602257059" calcext:value-type="float">
            <text:p>3.1415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234978751688" calcext:value-type="float">
            <text:p>2.27235</text:p>
          </table:table-cell>
          <table:table-cell office:value-type="float" office:value="2.29405423445974" calcext:value-type="float">
            <text:p>2.29405</text:p>
          </table:table-cell>
          <table:table-cell office:value-type="float" office:value="3.07949479221909" calcext:value-type="float">
            <text:p>3.07949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81082421986" calcext:value-type="float">
            <text:p>2.25811</text:p>
          </table:table-cell>
          <table:table-cell office:value-type="float" office:value="2.28275209231783" calcext:value-type="float">
            <text:p>2.28275</text:p>
          </table:table-cell>
          <table:table-cell office:value-type="float" office:value="3.18803679030459" calcext:value-type="float">
            <text:p>3.1880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5982639109968" calcext:value-type="float">
            <text:p>2.25983</text:p>
          </table:table-cell>
          <table:table-cell office:value-type="float" office:value="2.25366450610602" calcext:value-type="float">
            <text:p>2.25366</text:p>
          </table:table-cell>
          <table:table-cell office:value-type="float" office:value="2.98508525512868" calcext:value-type="float">
            <text:p>2.98509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953799594125" calcext:value-type="float">
            <text:p>2.24954</text:p>
          </table:table-cell>
          <table:table-cell office:value-type="float" office:value="2.29203583575515" calcext:value-type="float">
            <text:p>2.29204</text:p>
          </table:table-cell>
          <table:table-cell office:value-type="float" office:value="3.0727955707346" calcext:value-type="float">
            <text:p>3.0728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759198654142" calcext:value-type="float">
            <text:p>2.24759</text:p>
          </table:table-cell>
          <table:table-cell office:value-type="float" office:value="2.24768604945661" calcext:value-type="float">
            <text:p>2.24769</text:p>
          </table:table-cell>
          <table:table-cell office:value-type="float" office:value="2.99259772398307" calcext:value-type="float">
            <text:p>2.9926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032331766795" calcext:value-type="float">
            <text:p>2.24032</text:p>
          </table:table-cell>
          <table:table-cell office:value-type="float" office:value="2.22884613426986" calcext:value-type="float">
            <text:p>2.22885</text:p>
          </table:table-cell>
          <table:table-cell office:value-type="float" office:value="2.7772592931915" calcext:value-type="float">
            <text:p>2.77726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916265894694" calcext:value-type="float">
            <text:p>2.23916</text:p>
          </table:table-cell>
          <table:table-cell office:value-type="float" office:value="2.26660913661054" calcext:value-type="float">
            <text:p>2.26661</text:p>
          </table:table-cell>
          <table:table-cell office:value-type="float" office:value="3.16545310225097" calcext:value-type="float">
            <text:p>3.16545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355689587893" calcext:value-type="float">
            <text:p>2.23557</text:p>
          </table:table-cell>
          <table:table-cell office:value-type="float" office:value="2.20698984295029" calcext:value-type="float">
            <text:p>2.20699</text:p>
          </table:table-cell>
          <table:table-cell office:value-type="float" office:value="2.76380244651431" calcext:value-type="float">
            <text:p>2.7638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446636133007" calcext:value-type="float">
            <text:p>2.23447</text:p>
          </table:table-cell>
          <table:table-cell office:value-type="float" office:value="2.25270336082495" calcext:value-type="float">
            <text:p>2.2527</text:p>
          </table:table-cell>
          <table:table-cell office:value-type="float" office:value="3.17148195783299" calcext:value-type="float">
            <text:p>3.17148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887056522612" calcext:value-type="float">
            <text:p>2.22887</text:p>
          </table:table-cell>
          <table:table-cell office:value-type="float" office:value="2.38328118861691" calcext:value-type="float">
            <text:p>2.38328</text:p>
          </table:table-cell>
          <table:table-cell office:value-type="float" office:value="3.45925030311766" calcext:value-type="float">
            <text:p>3.4592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527181669931" calcext:value-type="float">
            <text:p>2.22527</text:p>
          </table:table-cell>
          <table:table-cell office:value-type="float" office:value="2.40524886737154" calcext:value-type="float">
            <text:p>2.40525</text:p>
          </table:table-cell>
          <table:table-cell office:value-type="float" office:value="3.43939902154467" calcext:value-type="float">
            <text:p>3.439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678588037073" calcext:value-type="float">
            <text:p>2.30679</text:p>
          </table:table-cell>
          <table:table-cell office:value-type="float" office:value="2.21975662537864" calcext:value-type="float">
            <text:p>2.21976</text:p>
          </table:table-cell>
          <table:table-cell office:value-type="float" office:value="2.8148860798141" calcext:value-type="float">
            <text:p>2.8148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902930534894" calcext:value-type="float">
            <text:p>2.21903</text:p>
          </table:table-cell>
          <table:table-cell office:value-type="float" office:value="2.32346010231371" calcext:value-type="float">
            <text:p>2.32346</text:p>
          </table:table-cell>
          <table:table-cell office:value-type="float" office:value="3.24517603977266" calcext:value-type="float">
            <text:p>3.2451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597592261993" calcext:value-type="float">
            <text:p>2.28598</text:p>
          </table:table-cell>
          <table:table-cell office:value-type="float" office:value="2.21657500187287" calcext:value-type="float">
            <text:p>2.21658</text:p>
          </table:table-cell>
          <table:table-cell office:value-type="float" office:value="2.81975108449982" calcext:value-type="float">
            <text:p>2.8197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58531016935" calcext:value-type="float">
            <text:p>2.20585</text:p>
          </table:table-cell>
          <table:table-cell office:value-type="float" office:value="2.25212899270015" calcext:value-type="float">
            <text:p>2.25213</text:p>
          </table:table-cell>
          <table:table-cell office:value-type="float" office:value="2.83685328111689" calcext:value-type="float">
            <text:p>2.8368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313928764677" calcext:value-type="float">
            <text:p>2.20314</text:p>
          </table:table-cell>
          <table:table-cell office:value-type="float" office:value="2.24860441098975" calcext:value-type="float">
            <text:p>2.2486</text:p>
          </table:table-cell>
          <table:table-cell office:value-type="float" office:value="2.83168351409886" calcext:value-type="float">
            <text:p>2.8316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070148068384" calcext:value-type="float">
            <text:p>2.2007</text:p>
          </table:table-cell>
          <table:table-cell office:value-type="float" office:value="2.3670413172688" calcext:value-type="float">
            <text:p>2.36704</text:p>
          </table:table-cell>
          <table:table-cell office:value-type="float" office:value="3.03423372703301" calcext:value-type="float">
            <text:p>3.0342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684472179593" calcext:value-type="float">
            <text:p>2.19684</text:p>
          </table:table-cell>
          <table:table-cell office:value-type="float" office:value="2.35438942635159" calcext:value-type="float">
            <text:p>2.35439</text:p>
          </table:table-cell>
          <table:table-cell office:value-type="float" office:value="3.0657650859328" calcext:value-type="float">
            <text:p>3.0657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616206893136" calcext:value-type="float">
            <text:p>2.19616</text:p>
          </table:table-cell>
          <table:table-cell office:value-type="float" office:value="2.30654359818949" calcext:value-type="float">
            <text:p>2.30654</text:p>
          </table:table-cell>
          <table:table-cell office:value-type="float" office:value="2.97812833475531" calcext:value-type="float">
            <text:p>2.97813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9600759891953" calcext:value-type="float">
            <text:p>2.19601</text:p>
          </table:table-cell>
          <table:table-cell office:value-type="float" office:value="2.28868566679247" calcext:value-type="float">
            <text:p>2.28869</text:p>
          </table:table-cell>
          <table:table-cell office:value-type="float" office:value="3.06110328509094" calcext:value-type="float">
            <text:p>3.061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259317369383" calcext:value-type="float">
            <text:p>2.19259</text:p>
          </table:table-cell>
          <table:table-cell office:value-type="float" office:value="2.27181295576202" calcext:value-type="float">
            <text:p>2.27181</text:p>
          </table:table-cell>
          <table:table-cell office:value-type="float" office:value="3.08074683130992" calcext:value-type="float">
            <text:p>3.0807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069996312637" calcext:value-type="float">
            <text:p>2.1907</text:p>
          </table:table-cell>
          <table:table-cell office:value-type="float" office:value="2.33831113145518" calcext:value-type="float">
            <text:p>2.33831</text:p>
          </table:table-cell>
          <table:table-cell office:value-type="float" office:value="3.24724299718998" calcext:value-type="float">
            <text:p>3.2472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246458507282" calcext:value-type="float">
            <text:p>2.29246</text:p>
          </table:table-cell>
          <table:table-cell office:value-type="float" office:value="2.18021508201909" calcext:value-type="float">
            <text:p>2.18022</text:p>
          </table:table-cell>
          <table:table-cell office:value-type="float" office:value="2.86597751132698" calcext:value-type="float">
            <text:p>2.8659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618976778093" calcext:value-type="float">
            <text:p>2.30619</text:p>
          </table:table-cell>
          <table:table-cell office:value-type="float" office:value="2.17861123472959" calcext:value-type="float">
            <text:p>2.17861</text:p>
          </table:table-cell>
          <table:table-cell office:value-type="float" office:value="2.94166965470181" calcext:value-type="float">
            <text:p>2.9416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860470512663" calcext:value-type="float">
            <text:p>2.1786</text:p>
          </table:table-cell>
          <table:table-cell office:value-type="float" office:value="2.31715499298914" calcext:value-type="float">
            <text:p>2.31715</text:p>
          </table:table-cell>
          <table:table-cell office:value-type="float" office:value="2.99245374320315" calcext:value-type="float">
            <text:p>2.99245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7151139138086" calcext:value-type="float">
            <text:p>2.27151</text:p>
          </table:table-cell>
          <table:table-cell office:value-type="float" office:value="2.17470847514209" calcext:value-type="float">
            <text:p>2.17471</text:p>
          </table:table-cell>
          <table:table-cell office:value-type="float" office:value="2.71714453035485" calcext:value-type="float">
            <text:p>2.71714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7364063043718" calcext:value-type="float">
            <text:p>2.17364</text:p>
          </table:table-cell>
          <table:table-cell office:value-type="float" office:value="2.30718956966523" calcext:value-type="float">
            <text:p>2.30719</text:p>
          </table:table-cell>
          <table:table-cell office:value-type="float" office:value="2.90424755777734" calcext:value-type="float">
            <text:p>2.90425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8989967830941" calcext:value-type="float">
            <text:p>2.2899</text:p>
          </table:table-cell>
          <table:table-cell office:value-type="float" office:value="2.17245687127997" calcext:value-type="float">
            <text:p>2.17246</text:p>
          </table:table-cell>
          <table:table-cell office:value-type="float" office:value="2.84669608079986" calcext:value-type="float">
            <text:p>2.846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7181916943211" calcext:value-type="float">
            <text:p>2.17182</text:p>
          </table:table-cell>
          <table:table-cell office:value-type="float" office:value="2.31597718611816" calcext:value-type="float">
            <text:p>2.31598</text:p>
          </table:table-cell>
          <table:table-cell office:value-type="float" office:value="2.9099309981922" calcext:value-type="float">
            <text:p>2.90993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71779137633" calcext:value-type="float">
            <text:p>2.26718</text:p>
          </table:table-cell>
          <table:table-cell office:value-type="float" office:value="2.16370089031853" calcext:value-type="float">
            <text:p>2.1637</text:p>
          </table:table-cell>
          <table:table-cell office:value-type="float" office:value="2.70993337463823" calcext:value-type="float">
            <text:p>2.70993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953679097741" calcext:value-type="float">
            <text:p>2.30954</text:p>
          </table:table-cell>
          <table:table-cell office:value-type="float" office:value="2.16323753254698" calcext:value-type="float">
            <text:p>2.16324</text:p>
          </table:table-cell>
          <table:table-cell office:value-type="float" office:value="2.92478577271436" calcext:value-type="float">
            <text:p>2.9247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174612730094" calcext:value-type="float">
            <text:p>2.15175</text:p>
          </table:table-cell>
          <table:table-cell office:value-type="float" office:value="2.40548582200705" calcext:value-type="float">
            <text:p>2.40549</text:p>
          </table:table-cell>
          <table:table-cell office:value-type="float" office:value="3.11430834061098" calcext:value-type="float">
            <text:p>3.1143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3483939709968" calcext:value-type="float">
            <text:p>2.13484</text:p>
          </table:table-cell>
          <table:table-cell office:value-type="float" office:value="2.41353357469695" calcext:value-type="float">
            <text:p>2.41353</text:p>
          </table:table-cell>
          <table:table-cell office:value-type="float" office:value="3.12385921774447" calcext:value-type="float">
            <text:p>3.1238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4" calcext:value-type="float">
            <text:p>4</text:p>
          </table:table-cell>
          <table:table-cell table:formula="of:=SUM([.C1:.C5])" office:value-type="float" office:value="1" calcext:value-type="float">
            <text:p>1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1" calcext:value-type="float">
            <text:p>1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4" calcext:value-type="float">
            <text:p>4</text:p>
          </table:table-cell>
          <table:table-cell table:formula="of:=SUM([.M1:.M5])" office:value-type="float" office:value="3" calcext:value-type="float">
            <text:p>3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4" calcext:value-type="float">
            <text:p>4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1" calcext:value-type="float">
            <text:p>1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3" calcext:value-type="float">
            <text:p>3</text:p>
          </table:table-cell>
          <table:table-cell table:formula="of:=SUM([.AA1:.AA5])" office:value-type="float" office:value="0" calcext:value-type="float">
            <text:p>0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1" calcext:value-type="float">
            <text:p>1</text:p>
          </table:table-cell>
          <table:table-cell table:formula="of:=SUM([.AE1:.AE5])" office:value-type="float" office:value="4" calcext:value-type="float">
            <text:p>4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1" calcext:value-type="float">
            <text:p>1</text:p>
          </table:table-cell>
          <table:table-cell table:formula="of:=SUM([.AH1:.AH5])" office:value-type="float" office:value="1" calcext:value-type="float">
            <text:p>1</text:p>
          </table:table-cell>
          <table:table-cell table:formula="of:=SUM([.AI1:.AI5])" office:value-type="float" office:value="4" calcext:value-type="float">
            <text:p>4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4" calcext:value-type="float">
            <text:p>4</text:p>
          </table:table-cell>
          <table:table-cell table:formula="of:=SUM([.AL1:.AL5])" office:value-type="float" office:value="5" calcext:value-type="float">
            <text:p>5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4" calcext:value-type="float">
            <text:p>4</text:p>
          </table:table-cell>
          <table:table-cell table:formula="of:=SUM([.AO1:.AO5])" office:value-type="float" office:value="1" calcext:value-type="float">
            <text:p>1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0" calcext:value-type="float">
            <text:p>0</text:p>
          </table:table-cell>
          <table:table-cell table:formula="of:=SUM([.AT1:.AT5])" office:value-type="float" office:value="0" calcext:value-type="float">
            <text:p>0</text:p>
          </table:table-cell>
          <table:table-cell table:formula="of:=SUM([.AU1:.AU5])" office:value-type="float" office:value="3" calcext:value-type="float">
            <text:p>3</text:p>
          </table:table-cell>
          <table:table-cell table:formula="of:=SUM([.AV1:.AV5])" office:value-type="float" office:value="5" calcext:value-type="float">
            <text:p>5</text:p>
          </table:table-cell>
          <table:table-cell table:formula="of:=SUM([.AW1:.AW5])" office:value-type="float" office:value="1" calcext:value-type="float">
            <text:p>1</text:p>
          </table:table-cell>
          <table:table-cell table:formula="of:=SUM([.AX1:.AX5])" office:value-type="float" office:value="5" calcext:value-type="float">
            <text:p>5</text:p>
          </table:table-cell>
          <table:table-cell table:formula="of:=SUM([.AY1:.AY5])" office:value-type="float" office:value="4" calcext:value-type="float">
            <text:p>4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4" calcext:value-type="float">
            <text:p>4</text:p>
          </table:table-cell>
          <table:table-cell table:formula="of:=SUM([.BB1:.BB5])" office:value-type="float" office:value="4" calcext:value-type="float">
            <text:p>4</text:p>
          </table:table-cell>
          <table:table-cell table:formula="of:=SUM([.BC1:.BC5])" office:value-type="float" office:value="4" calcext:value-type="float">
            <text:p>4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4" calcext:value-type="float">
            <text:p>4</text:p>
          </table:table-cell>
          <table:table-cell table:formula="of:=SUM([.BK1:.BK5])" office:value-type="float" office:value="1" calcext:value-type="float">
            <text:p>1</text:p>
          </table:table-cell>
          <table:table-cell table:formula="of:=SUM([.BL1:.BL5])" office:value-type="float" office:value="0" calcext:value-type="float">
            <text:p>0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6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16:28:48.824085228</dc:date>
    <meta:document-statistic meta:table-count="1" meta:cell-count="4641" meta:object-count="0"/>
    <meta:generator>LibreOffice/4.2.8.2$Linux_X86_64 LibreOffice_project/420m0$Build-2</meta:generator>
  </office:meta>
</office:document-meta>
</file>